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Verdana_4.ttf" manifest:media-type="application/x-font-ttf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Arial_1.ttf" manifest:media-type="application/x-font-ttf"/>
  <manifest:file-entry manifest:full-path="Fonts/Font_Verdana_2.ttf" manifest:media-type="application/x-font-ttf"/>
  <manifest:file-entry manifest:full-path="Fonts/Font_Georgia_3.ttf" manifest:media-type="application/x-font-ttf"/>
  <manifest:file-entry manifest:full-path="Fonts/Font_Arial_2.ttf" manifest:media-type="application/x-font-ttf"/>
  <manifest:file-entry manifest:full-path="Fonts/Font_Verdana_3.ttf" manifest:media-type="application/x-font-ttf"/>
  <manifest:file-entry manifest:full-path="Fonts/Font_Georgia_4.ttf" manifest:media-type="application/x-font-ttf"/>
  <manifest:file-entry manifest:full-path="Fonts/Font_Georgia_1.ttf" manifest:media-type="application/x-font-ttf"/>
  <manifest:file-entry manifest:full-path="Fonts/Font_Verdana_1.ttf" manifest:media-type="application/x-font-ttf"/>
  <manifest:file-entry manifest:full-path="Fonts/Font_Georgia_2.ttf" manifest:media-type="application/x-font-ttf"/>
  <manifest:file-entry manifest:full-path="Fonts/Font_Arial_3.ttf" manifest:media-type="application/x-font-ttf"/>
  <manifest:file-entry manifest:full-path="Fonts/Font_Liberation_Serif_1.ttf" manifest:media-type="application/x-font-ttf"/>
  <manifest:file-entry manifest:full-path="Fonts/Font_Arial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ohit_Devanagari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pitch="variable"/>
    <style:font-face style:name="DejaVu Sans" svg:font-family="'DejaVu Sans', 'Times New Roman'" style:font-pitch="variable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Verdana" svg:font-family="Verdana" style:font-family-generic="swiss" style:font-pitch="variable">
      <svg:font-face-src>
        <svg:font-face-uri xlink:href="Fonts/Font_Verdana_1.ttf" xlink:type="simple" loext:font-style="normal" loext:font-weight="normal">
          <svg:font-face-format svg:string="truetype"/>
        </svg:font-face-uri>
        <svg:font-face-uri xlink:href="Fonts/Font_Verdana_2.ttf" xlink:type="simple" loext:font-style="normal" loext:font-weight="bold">
          <svg:font-face-format svg:string="truetype"/>
        </svg:font-face-uri>
        <svg:font-face-uri xlink:href="Fonts/Font_Verdana_3.ttf" xlink:type="simple" loext:font-style="italic" loext:font-weight="normal">
          <svg:font-face-format svg:string="truetype"/>
        </svg:font-face-uri>
        <svg:font-face-uri xlink:href="Fonts/Font_Verdana_4.ttf" xlink:type="simple" loext:font-style="italic" loext:font-weight="bold">
          <svg:font-face-format svg:string="truetype"/>
        </svg:font-face-uri>
      </svg:font-face-src>
    </style:font-face>
    <style:font-face style:name="Verdana1" svg:font-family="Verdana" style:font-adornments="Regular" style:font-family-generic="swiss" style:font-pitch="variable">
      <svg:font-face-src>
        <svg:font-face-uri xlink:href="Fonts/Font_Verdana_1.ttf" xlink:type="simple" loext:font-style="normal" loext:font-weight="normal">
          <svg:font-face-format svg:string="truetype"/>
        </svg:font-face-uri>
        <svg:font-face-uri xlink:href="Fonts/Font_Verdana_2.ttf" xlink:type="simple" loext:font-style="normal" loext:font-weight="bold">
          <svg:font-face-format svg:string="truetype"/>
        </svg:font-face-uri>
        <svg:font-face-uri xlink:href="Fonts/Font_Verdana_3.ttf" xlink:type="simple" loext:font-style="italic" loext:font-weight="normal">
          <svg:font-face-format svg:string="truetype"/>
        </svg:font-face-uri>
        <svg:font-face-uri xlink:href="Fonts/Font_Verdana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job_20_description">
      <style:text-properties officeooo:paragraph-rsid="004110d7"/>
    </style:style>
    <style:style style:name="P2" style:family="paragraph" style:parent-style-name="job_20_description">
      <style:text-properties officeooo:paragraph-rsid="0043b67a"/>
    </style:style>
    <style:style style:name="P3" style:family="paragraph" style:parent-style-name="job_20_description">
      <style:text-properties officeooo:paragraph-rsid="00417be9"/>
    </style:style>
    <style:style style:name="P4" style:family="paragraph" style:parent-style-name="job_20_description">
      <style:text-properties officeooo:paragraph-rsid="0053c911"/>
    </style:style>
    <style:style style:name="P5" style:family="paragraph" style:parent-style-name="job_20_description">
      <style:text-properties officeooo:paragraph-rsid="0053ebab"/>
    </style:style>
    <style:style style:name="P6" style:family="paragraph" style:parent-style-name="job_20_title">
      <style:text-properties officeooo:paragraph-rsid="004ec9dd"/>
    </style:style>
    <style:style style:name="P7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7b88bc"/>
    </style:style>
    <style:style style:name="P8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Georgia" fo:font-size="9pt" officeooo:paragraph-rsid="004395ca" style:font-size-asian="9pt" style:font-size-complex="9pt"/>
    </style:style>
    <style:style style:name="P9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Arial" fo:font-size="12pt" fo:font-weight="bold" officeooo:paragraph-rsid="004395ca" style:font-size-asian="12pt" style:font-weight-asian="bold" style:font-name-complex="Tahoma" style:font-size-complex="12pt" style:font-weight-complex="bold"/>
    </style:style>
    <style:style style:name="P10" style:family="paragraph" style:parent-style-name="job_20_description">
      <style:text-properties style:font-name="Verdana"/>
    </style:style>
    <style:style style:name="P11" style:family="paragraph" style:parent-style-name="job_20_description">
      <style:text-properties style:font-name="Verdana" fo:font-size="9pt" style:font-size-asian="9pt" style:font-size-complex="9pt"/>
    </style:style>
    <style:style style:name="P12" style:family="paragraph" style:parent-style-name="job_20_description_20_bullets" style:list-style-name="L1"/>
    <style:style style:name="P13" style:family="paragraph" style:parent-style-name="job_20_description_20_bullets" style:list-style-name="L1">
      <style:text-properties officeooo:paragraph-rsid="005121a4"/>
    </style:style>
    <style:style style:name="P14" style:family="paragraph" style:parent-style-name="job_20_description_20_bullets" style:list-style-name="L1">
      <style:text-properties officeooo:paragraph-rsid="006a5f60"/>
    </style:style>
    <style:style style:name="P15" style:family="paragraph" style:parent-style-name="job_20_description_20_bullets" style:list-style-name="L4"/>
    <style:style style:name="P16" style:family="paragraph" style:parent-style-name="job_20_description_20_bullets" style:list-style-name="L2">
      <style:text-properties style:font-name="Verdana"/>
    </style:style>
    <style:style style:name="P17" style:family="paragraph" style:parent-style-name="job_20_description_20_bullets" style:list-style-name="L5">
      <style:text-properties style:font-name="Verdana"/>
    </style:style>
    <style:style style:name="P18" style:family="paragraph" style:parent-style-name="job_20_description_20_bullets" style:list-style-name="L7">
      <style:text-properties style:font-name="Verdana"/>
    </style:style>
    <style:style style:name="P19" style:family="paragraph" style:parent-style-name="job_20_description_20_bullets" style:list-style-name="L14">
      <style:text-properties style:font-name="Verdana"/>
    </style:style>
    <style:style style:name="P20" style:family="paragraph" style:parent-style-name="job_20_description_20_bullets" style:list-style-name="L3">
      <style:text-properties style:font-name="Verdana" fo:font-size="9pt" style:font-size-asian="9pt" style:font-size-complex="9pt"/>
    </style:style>
    <style:style style:name="P21" style:family="paragraph" style:parent-style-name="job_20_description_20_bullets" style:list-style-name="L4">
      <style:text-properties style:font-name="Verdana" fo:font-size="9pt" style:font-size-asian="9pt" style:font-size-complex="9pt"/>
    </style:style>
    <style:style style:name="P22" style:family="paragraph" style:parent-style-name="job_20_description_20_bullets" style:list-style-name="L6">
      <style:text-properties style:font-name="Verdana" fo:font-size="9pt" style:font-size-asian="9pt" style:font-size-complex="9pt"/>
    </style:style>
    <style:style style:name="P23" style:family="paragraph" style:parent-style-name="job_20_description_20_bullets" style:list-style-name="L8">
      <style:text-properties style:font-name="Verdana" fo:font-size="9pt" style:font-size-asian="9pt" style:font-size-complex="9pt"/>
    </style:style>
    <style:style style:name="P24" style:family="paragraph" style:parent-style-name="job_20_description_20_bullets" style:list-style-name="L9">
      <style:text-properties style:font-name="Verdana" fo:font-size="9pt" style:font-size-asian="9pt" style:font-size-complex="9pt"/>
    </style:style>
    <style:style style:name="P25" style:family="paragraph" style:parent-style-name="job_20_description_20_bullets" style:list-style-name="L10">
      <style:text-properties style:font-name="Verdana" fo:font-size="9pt" style:font-size-asian="9pt" style:font-size-complex="9pt"/>
    </style:style>
    <style:style style:name="P26" style:family="paragraph" style:parent-style-name="job_20_description_20_bullets" style:list-style-name="L11">
      <style:text-properties style:font-name="Verdana" fo:font-size="9pt" style:font-size-asian="9pt" style:font-size-complex="9pt"/>
    </style:style>
    <style:style style:name="P27" style:family="paragraph" style:parent-style-name="job_20_description_20_bullets" style:list-style-name="L12">
      <style:text-properties style:font-name="Verdana" fo:font-size="9pt" style:font-size-asian="9pt" style:font-size-complex="9pt"/>
    </style:style>
    <style:style style:name="P28" style:family="paragraph" style:parent-style-name="job_20_description_20_bullets" style:list-style-name="L13">
      <style:text-properties style:font-name="Verdana" fo:font-size="9pt" style:font-size-asian="9pt" style:font-size-complex="9pt"/>
    </style:style>
    <style:style style:name="P29" style:family="paragraph" style:parent-style-name="job_20_description_20_bullets" style:list-style-name="L13">
      <style:text-properties style:font-name="Verdana" fo:font-size="9pt" officeooo:paragraph-rsid="0054b25f" style:font-size-asian="9pt" style:font-size-complex="9pt"/>
    </style:style>
    <style:style style:name="P30" style:family="paragraph" style:parent-style-name="job_20_description_20_bullets" style:list-style-name="L15">
      <style:text-properties style:font-name="Verdana" fo:font-size="8pt" officeooo:rsid="0045aa66" officeooo:paragraph-rsid="0045aa66" style:font-size-asian="8pt" style:font-size-complex="8pt"/>
    </style:style>
    <style:style style:name="P31" style:family="paragraph" style:parent-style-name="job_20_description_20_bullets" style:list-style-name="L15">
      <style:text-properties style:font-name="Verdana" fo:font-size="8pt" officeooo:paragraph-rsid="0045aa66" style:font-size-asian="8pt" style:font-size-complex="8pt"/>
    </style:style>
    <style:style style:name="P32" style:family="paragraph" style:parent-style-name="job_20_heading" style:master-page-name="Standard">
      <style:paragraph-properties style:page-number="auto"/>
    </style:style>
    <style:style style:name="P33" style:family="paragraph" style:parent-style-name="job_20_title">
      <style:text-properties style:font-name="Verdana"/>
    </style:style>
    <style:style style:name="T1" style:family="text">
      <style:text-properties fo:color="#000000" loext:opacity="100%" style:font-name="Georgia" fo:font-size="9pt" style:text-underline-style="none" officeooo:rsid="0042a6d3" style:font-size-asian="9pt" style:font-name-complex="Tahoma" style:font-size-complex="9pt"/>
    </style:style>
    <style:style style:name="T2" style:family="text">
      <style:text-properties fo:color="#000000" loext:opacity="100%" fo:font-size="9pt" style:text-underline-style="none" officeooo:rsid="0042a6d3" style:font-size-asian="9pt" style:font-name-complex="Tahoma" style:font-size-complex="9pt"/>
    </style:style>
    <style:style style:name="T3" style:family="text">
      <style:text-properties fo:color="#000000" loext:opacity="100%" style:font-name="Verdana" fo:font-size="9pt" style:text-underline-style="none" officeooo:rsid="0042a6d3" style:font-size-asian="9pt" style:font-name-complex="Tahoma" style:font-size-complex="9pt"/>
    </style:style>
    <style:style style:name="T4" style:family="text">
      <style:text-properties fo:color="#000000" loext:opacity="100%" style:font-name="Verdana" style:text-underline-style="none" officeooo:rsid="0042a6d3" style:font-name-complex="Tahoma"/>
    </style:style>
    <style:style style:name="T5" style:family="text">
      <style:text-properties fo:color="#000000" loext:opacity="100%" style:font-name="Verdana" fo:font-size="7pt" style:text-underline-style="none" officeooo:rsid="0042a6d3" style:font-size-asian="7pt" style:font-name-complex="Tahoma" style:font-size-complex="7pt"/>
    </style:style>
    <style:style style:name="T6" style:family="text">
      <style:text-properties fo:color="#000000" loext:opacity="100%" style:font-name="Verdana" fo:font-size="8pt" style:text-underline-style="none" officeooo:rsid="0042a6d3" style:font-size-asian="8pt" style:font-name-complex="Tahoma" style:font-size-complex="8pt"/>
    </style:style>
    <style:style style:name="T7" style:family="text">
      <style:text-properties fo:color="#000000" loext:opacity="100%" style:font-name="Verdana" fo:font-size="7.5pt" style:text-underline-style="none" officeooo:rsid="0042a6d3" style:font-size-asian="7.5pt" style:font-name-complex="Tahoma" style:font-size-complex="7.5pt"/>
    </style:style>
    <style:style style:name="T8" style:family="text">
      <style:text-properties fo:color="#000000" loext:opacity="100%" style:font-name="Verdana" fo:font-size="8.5pt" style:text-underline-style="none" officeooo:rsid="0042a6d3" style:font-size-asian="8.5pt" style:font-name-complex="Tahoma" style:font-size-complex="8.5pt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8pt" officeooo:rsid="00404f6b" style:font-size-asian="8pt" style:font-size-complex="8pt"/>
    </style:style>
    <style:style style:name="T11" style:family="text">
      <style:text-properties style:font-name="Times New Roman" fo:font-size="8pt" officeooo:rsid="004110d7" style:font-size-asian="8pt" style:font-size-complex="8pt"/>
    </style:style>
    <style:style style:name="T12" style:family="text">
      <style:text-properties style:font-name="Times New Roman" fo:font-size="8pt" officeooo:rsid="00417be9" style:font-size-asian="8pt" style:font-size-complex="8pt"/>
    </style:style>
    <style:style style:name="T13" style:family="text">
      <style:text-properties style:font-name="Times New Roman" fo:font-size="8pt" officeooo:rsid="0053ebab" style:font-size-asian="8pt" style:font-size-complex="8pt"/>
    </style:style>
    <style:style style:name="T14" style:family="text">
      <style:text-properties style:font-name="Times New Roman" fo:font-size="8pt" officeooo:rsid="0066ad06" style:font-size-asian="8pt" style:font-size-complex="8pt"/>
    </style:style>
    <style:style style:name="T15" style:family="text">
      <style:text-properties style:font-name="Times New Roman" fo:font-size="8pt" officeooo:rsid="0066d497" style:font-size-asian="8pt" style:font-size-complex="8pt"/>
    </style:style>
    <style:style style:name="T16" style:family="text">
      <style:text-properties style:font-name="Times New Roman" fo:font-size="8pt" officeooo:rsid="0076d35b" style:font-size-asian="8pt" style:font-size-complex="8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5ef929" style:font-size-asian="9pt" style:font-size-complex="9pt"/>
    </style:style>
    <style:style style:name="T19" style:family="text">
      <style:text-properties fo:font-size="9pt" style:font-size-asian="9pt" style:font-name-complex="Tahoma" style:font-size-complex="9pt"/>
    </style:style>
    <style:style style:name="T20" style:family="text">
      <style:text-properties fo:font-size="9pt" officeooo:rsid="0059f37a" style:font-size-asian="9pt" style:font-name-complex="Tahoma" style:font-size-complex="9pt"/>
    </style:style>
    <style:style style:name="T21" style:family="text">
      <style:text-properties fo:font-size="9pt" officeooo:rsid="0042f31b" style:font-size-asian="9pt" style:font-name-complex="Tahoma" style:font-size-complex="9pt"/>
    </style:style>
    <style:style style:name="T22" style:family="text">
      <style:text-properties fo:font-size="9pt" officeooo:rsid="004e0ac5" style:font-size-asian="9pt" style:font-name-complex="Tahoma" style:font-size-complex="9pt"/>
    </style:style>
    <style:style style:name="T23" style:family="text">
      <style:text-properties fo:font-size="9pt" style:font-size-asian="9pt" style:font-name-complex="Times New Roman" style:font-size-complex="9pt"/>
    </style:style>
    <style:style style:name="T24" style:family="text">
      <style:text-properties fo:font-size="9pt" officeooo:rsid="0042f31b" style:font-size-asian="9pt" style:font-name-complex="Times New Roman" style:font-size-complex="9pt"/>
    </style:style>
    <style:style style:name="T25" style:family="text">
      <style:text-properties fo:font-size="9pt" officeooo:rsid="0042a6d3" style:font-size-asian="9pt" style:font-name-complex="Times New Roman" style:font-size-complex="9pt"/>
    </style:style>
    <style:style style:name="T26" style:family="text">
      <style:text-properties fo:font-size="9pt" fo:font-weight="bold" style:font-size-asian="9pt" style:font-weight-asian="bold" style:font-size-complex="9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e0ac5" style:font-weight-asian="bold" style:font-weight-complex="bold"/>
    </style:style>
    <style:style style:name="T29" style:family="text">
      <style:text-properties fo:font-weight="bold" officeooo:rsid="0064b8b1" style:font-weight-asian="bold" style:font-weight-complex="bold"/>
    </style:style>
    <style:style style:name="T30" style:family="text">
      <style:text-properties fo:font-weight="bold" officeooo:rsid="0045aa66" style:font-weight-asian="bold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0404f6b" style:font-size-asian="8pt" style:font-size-complex="8pt"/>
    </style:style>
    <style:style style:name="T33" style:family="text">
      <style:text-properties fo:font-size="8pt" officeooo:rsid="004110d7" style:font-size-asian="8pt" style:font-size-complex="8pt"/>
    </style:style>
    <style:style style:name="T34" style:family="text">
      <style:text-properties fo:font-size="8pt" officeooo:rsid="00417be9" style:font-size-asian="8pt" style:font-size-complex="8pt"/>
    </style:style>
    <style:style style:name="T35" style:family="text">
      <style:text-properties fo:font-size="8pt" officeooo:rsid="0041bb35" style:font-size-asian="8pt" style:font-size-complex="8pt"/>
    </style:style>
    <style:style style:name="T36" style:family="text">
      <style:text-properties fo:font-size="8pt" officeooo:rsid="0043b67a" style:font-size-asian="8pt" style:font-size-complex="8pt"/>
    </style:style>
    <style:style style:name="T37" style:family="text">
      <style:text-properties fo:font-size="8pt" officeooo:rsid="00479fb1" style:font-size-asian="8pt" style:font-size-complex="8pt"/>
    </style:style>
    <style:style style:name="T38" style:family="text">
      <style:text-properties fo:font-size="8pt" officeooo:rsid="004ab0b4" style:font-size-asian="8pt" style:font-size-complex="8pt"/>
    </style:style>
    <style:style style:name="T39" style:family="text">
      <style:text-properties fo:font-size="8pt" officeooo:rsid="004e0ac5" style:font-size-asian="8pt" style:font-size-complex="8pt"/>
    </style:style>
    <style:style style:name="T40" style:family="text">
      <style:text-properties fo:font-size="8pt" officeooo:rsid="005121a4" style:font-size-asian="8pt" style:font-size-complex="8pt"/>
    </style:style>
    <style:style style:name="T41" style:family="text">
      <style:text-properties fo:font-size="8pt" officeooo:rsid="0053c911" style:font-size-asian="8pt" style:font-size-complex="8pt"/>
    </style:style>
    <style:style style:name="T42" style:family="text">
      <style:text-properties fo:font-size="8pt" officeooo:rsid="0053ebab" style:font-size-asian="8pt" style:font-size-complex="8pt"/>
    </style:style>
    <style:style style:name="T43" style:family="text">
      <style:text-properties fo:font-size="8pt" officeooo:rsid="005887bb" style:font-size-asian="8pt" style:font-size-complex="8pt"/>
    </style:style>
    <style:style style:name="T44" style:family="text">
      <style:text-properties fo:font-size="8pt" officeooo:rsid="0059f37a" style:font-size-asian="8pt" style:font-size-complex="8pt"/>
    </style:style>
    <style:style style:name="T45" style:family="text">
      <style:text-properties fo:font-size="8pt" officeooo:rsid="005e5ca3" style:font-size-asian="8pt" style:font-size-complex="8pt"/>
    </style:style>
    <style:style style:name="T46" style:family="text">
      <style:text-properties fo:font-size="8pt" officeooo:rsid="005ef929" style:font-size-asian="8pt" style:font-size-complex="8pt"/>
    </style:style>
    <style:style style:name="T47" style:family="text">
      <style:text-properties fo:font-size="8pt" officeooo:rsid="0060e385" style:font-size-asian="8pt" style:font-size-complex="8pt"/>
    </style:style>
    <style:style style:name="T48" style:family="text">
      <style:text-properties fo:font-size="8pt" officeooo:rsid="00622e82" style:font-size-asian="8pt" style:font-size-complex="8pt"/>
    </style:style>
    <style:style style:name="T49" style:family="text">
      <style:text-properties fo:font-size="8pt" officeooo:rsid="0062d536" style:font-size-asian="8pt" style:font-size-complex="8pt"/>
    </style:style>
    <style:style style:name="T50" style:family="text">
      <style:text-properties fo:font-size="8pt" officeooo:rsid="0066ad06" style:font-size-asian="8pt" style:font-size-complex="8pt"/>
    </style:style>
    <style:style style:name="T51" style:family="text">
      <style:text-properties fo:font-size="8pt" officeooo:rsid="0066d497" style:font-size-asian="8pt" style:font-size-complex="8pt"/>
    </style:style>
    <style:style style:name="T52" style:family="text">
      <style:text-properties fo:font-size="8pt" officeooo:rsid="00672e58" style:font-size-asian="8pt" style:font-size-complex="8pt"/>
    </style:style>
    <style:style style:name="T53" style:family="text">
      <style:text-properties fo:font-size="8pt" officeooo:rsid="0068ef86" style:font-size-asian="8pt" style:font-size-complex="8pt"/>
    </style:style>
    <style:style style:name="T54" style:family="text">
      <style:text-properties fo:font-size="8pt" officeooo:rsid="006a5f60" style:font-size-asian="8pt" style:font-size-complex="8pt"/>
    </style:style>
    <style:style style:name="T55" style:family="text">
      <style:text-properties fo:font-size="8pt" officeooo:rsid="006c250f" style:font-size-asian="8pt" style:font-size-complex="8pt"/>
    </style:style>
    <style:style style:name="T56" style:family="text">
      <style:text-properties fo:font-size="8pt" officeooo:rsid="006d5458" style:font-size-asian="8pt" style:font-size-complex="8pt"/>
    </style:style>
    <style:style style:name="T57" style:family="text">
      <style:text-properties fo:font-size="8pt" officeooo:rsid="006f3153" style:font-size-asian="8pt" style:font-size-complex="8pt"/>
    </style:style>
    <style:style style:name="T58" style:family="text">
      <style:text-properties fo:font-size="8pt" officeooo:rsid="007274f4" style:font-size-asian="8pt" style:font-size-complex="8pt"/>
    </style:style>
    <style:style style:name="T59" style:family="text">
      <style:text-properties fo:font-size="8pt" officeooo:rsid="007540c0" style:font-size-asian="8pt" style:font-size-complex="8pt"/>
    </style:style>
    <style:style style:name="T60" style:family="text">
      <style:text-properties fo:font-size="8pt" officeooo:rsid="0076992a" style:font-size-asian="8pt" style:font-size-complex="8pt"/>
    </style:style>
    <style:style style:name="T61" style:family="text">
      <style:text-properties fo:font-size="8pt" officeooo:rsid="0076c8f2" style:font-size-asian="8pt" style:font-size-complex="8pt"/>
    </style:style>
    <style:style style:name="T62" style:family="text">
      <style:text-properties fo:font-size="8pt" officeooo:rsid="0076d35b" style:font-size-asian="8pt" style:font-size-complex="8pt"/>
    </style:style>
    <style:style style:name="T63" style:family="text">
      <style:text-properties fo:font-size="8pt" officeooo:rsid="0078845a" style:font-size-asian="8pt" style:font-size-complex="8pt"/>
    </style:style>
    <style:style style:name="T64" style:family="text">
      <style:text-properties fo:font-size="8pt" fo:font-weight="bold" style:font-size-asian="8pt" style:font-weight-asian="bold" style:font-size-complex="8pt" style:font-weight-complex="bold"/>
    </style:style>
    <style:style style:name="T65" style:family="text">
      <style:text-properties fo:font-size="8pt" fo:font-style="italic" style:font-size-asian="8pt" style:font-style-asian="italic" style:font-size-complex="8pt" style:font-style-complex="italic"/>
    </style:style>
    <style:style style:name="T66" style:family="text">
      <style:text-properties officeooo:rsid="00417be9"/>
    </style:style>
    <style:style style:name="T67" style:family="text">
      <style:text-properties style:text-position="super 58%" fo:font-weight="bold" officeooo:rsid="0045aa66" style:font-weight-asian="bold" style:font-weight-complex="bold"/>
    </style:style>
    <style:style style:name="T68" style:family="text">
      <style:text-properties officeooo:rsid="004ab0b4"/>
    </style:style>
    <style:style style:name="T69" style:family="text">
      <style:text-properties officeooo:rsid="004ca20f"/>
    </style:style>
    <style:style style:name="T70" style:family="text">
      <style:text-properties officeooo:rsid="004cbd9e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45aa66" style:font-weight-asian="normal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officeooo:rsid="00568bcd"/>
    </style:style>
    <style:style style:name="T75" style:family="text">
      <style:text-properties officeooo:rsid="0059f37a"/>
    </style:style>
    <style:style style:name="T76" style:family="text">
      <style:text-properties officeooo:rsid="005e5ca3"/>
    </style:style>
    <style:style style:name="T77" style:family="text">
      <style:text-properties officeooo:rsid="005ef929"/>
    </style:style>
    <style:style style:name="T78" style:family="text">
      <style:text-properties officeooo:rsid="0064b8b1"/>
    </style:style>
    <style:style style:name="T79" style:family="text">
      <style:text-properties officeooo:rsid="0066ad06"/>
    </style:style>
    <style:style style:name="T80" style:family="text">
      <style:text-properties officeooo:rsid="0066d497"/>
    </style:style>
    <style:style style:name="T81" style:family="text">
      <style:text-properties officeooo:rsid="0068ef86"/>
    </style:style>
    <style:style style:name="T82" style:family="text">
      <style:text-properties officeooo:rsid="00714cf1"/>
    </style:style>
    <style:style style:name="T83" style:family="text">
      <style:text-properties officeooo:rsid="0045aa66"/>
    </style:style>
    <style:style style:name="T84" style:family="text">
      <style:text-properties officeooo:rsid="0072c676"/>
    </style:style>
    <style:style style:name="T85" style:family="text">
      <style:text-properties officeooo:rsid="0073d31f"/>
    </style:style>
    <style:style style:name="T86" style:family="text">
      <style:text-properties style:font-name="Georgia" fo:font-size="9pt" style:font-size-asian="9pt" style:font-name-complex="Tahoma" style:font-size-complex="9pt"/>
    </style:style>
    <style:style style:name="T87" style:family="text">
      <style:text-properties style:font-name="Georgia" fo:font-size="9pt" officeooo:rsid="0059f37a" style:font-size-asian="9pt" style:font-name-complex="Tahoma" style:font-size-complex="9pt"/>
    </style:style>
    <style:style style:name="T88" style:family="text">
      <style:text-properties style:font-name="Georgia" fo:font-size="9pt" officeooo:rsid="0042f31b" style:font-size-asian="9pt" style:font-name-complex="Tahoma" style:font-size-complex="9pt"/>
    </style:style>
    <style:style style:name="T89" style:family="text">
      <style:text-properties style:font-name="Georgia" fo:font-size="9pt" officeooo:rsid="004e0ac5" style:font-size-asian="9pt" style:font-name-complex="Tahoma" style:font-size-complex="9pt"/>
    </style:style>
    <style:style style:name="T90" style:family="text">
      <style:text-properties style:font-name="Georgia" fo:font-size="9pt" style:font-size-asian="9pt" style:font-name-complex="Times New Roman" style:font-size-complex="9pt"/>
    </style:style>
    <style:style style:name="T91" style:family="text">
      <style:text-properties style:font-name="Georgia" fo:font-size="9pt" officeooo:rsid="0042f31b" style:font-size-asian="9pt" style:font-name-complex="Times New Roman" style:font-size-complex="9pt"/>
    </style:style>
    <style:style style:name="T92" style:family="text">
      <style:text-properties style:font-name="Georgia" fo:font-size="9pt" officeooo:rsid="0042a6d3" style:font-size-asian="9pt" style:font-name-complex="Times New Roman" style:font-size-complex="9pt"/>
    </style:style>
    <style:style style:name="T93" style:family="text">
      <style:text-properties style:font-name-complex="Times New Roman"/>
    </style:style>
    <style:style style:name="T94" style:family="text">
      <style:text-properties style:font-name="Verdana"/>
    </style:style>
    <style:style style:name="T95" style:family="text">
      <style:text-properties style:font-name="Verdana" fo:font-size="8pt" style:font-size-asian="8pt" style:font-size-complex="8pt"/>
    </style:style>
    <style:style style:name="T96" style:family="text">
      <style:text-properties style:font-name="Verdana" fo:font-size="8pt" officeooo:rsid="004e0ac5" style:font-size-asian="8pt" style:font-size-complex="8pt"/>
    </style:style>
    <style:style style:name="T97" style:family="text">
      <style:text-properties style:font-name="Verdana" fo:font-size="8pt" officeooo:rsid="005e5ca3" style:font-size-asian="8pt" style:font-size-complex="8pt"/>
    </style:style>
    <style:style style:name="T98" style:family="text">
      <style:text-properties style:font-name="Verdana" fo:font-size="8pt" officeooo:rsid="006f3153" style:font-size-asian="8pt" style:font-size-complex="8pt"/>
    </style:style>
    <style:style style:name="T99" style:family="text">
      <style:text-properties style:font-name="Verdana" fo:font-size="8pt" officeooo:rsid="0076c8f2" style:font-size-asian="8pt" style:font-size-complex="8pt"/>
    </style:style>
    <style:style style:name="T100" style:family="text">
      <style:text-properties style:font-name="Verdana" fo:font-size="8pt" officeooo:rsid="007540c0" style:font-size-asian="8pt" style:font-size-complex="8pt"/>
    </style:style>
    <style:style style:name="T101" style:family="text">
      <style:text-properties style:font-name="Verdana" fo:font-size="8pt" officeooo:rsid="005121a4" style:font-size-asian="8pt" style:font-size-complex="8pt"/>
    </style:style>
    <style:style style:name="T102" style:family="text">
      <style:text-properties style:font-name="Verdana" fo:font-size="8pt" officeooo:rsid="005887bb" style:font-size-asian="8pt" style:font-size-complex="8pt"/>
    </style:style>
    <style:style style:name="T103" style:family="text">
      <style:text-properties style:font-name="Verdana" fo:font-size="8pt" officeooo:rsid="0068ef86" style:font-size-asian="8pt" style:font-size-complex="8pt"/>
    </style:style>
    <style:style style:name="T104" style:family="text">
      <style:text-properties style:font-name="Verdana" fo:font-size="8pt" officeooo:rsid="006d5458" style:font-size-asian="8pt" style:font-size-complex="8pt"/>
    </style:style>
    <style:style style:name="T105" style:family="text">
      <style:text-properties style:font-name="Verdana" fo:font-size="8pt" officeooo:rsid="006c250f" style:font-size-asian="8pt" style:font-size-complex="8pt"/>
    </style:style>
    <style:style style:name="T106" style:family="text">
      <style:text-properties style:font-name="Verdana" fo:font-size="8pt" officeooo:rsid="006a5f60" style:font-size-asian="8pt" style:font-size-complex="8pt"/>
    </style:style>
    <style:style style:name="T107" style:family="text">
      <style:text-properties style:font-name="Verdana" fo:font-size="8pt" officeooo:rsid="0066d497" style:font-size-asian="8pt" style:font-size-complex="8pt"/>
    </style:style>
    <style:style style:name="T108" style:family="text">
      <style:text-properties style:font-name="Verdana" fo:font-size="8pt" officeooo:rsid="0076d35b" style:font-size-asian="8pt" style:font-size-complex="8pt"/>
    </style:style>
    <style:style style:name="T109" style:family="text">
      <style:text-properties style:font-name="Verdana" fo:font-size="8pt" officeooo:rsid="007274f4" style:font-size-asian="8pt" style:font-size-complex="8pt"/>
    </style:style>
    <style:style style:name="T110" style:family="text">
      <style:text-properties style:font-name="Verdana" fo:font-size="8pt" officeooo:rsid="0078845a" style:font-size-asian="8pt" style:font-size-complex="8pt"/>
    </style:style>
    <style:style style:name="T111" style:family="text">
      <style:text-properties style:font-name="Verdana" fo:font-size="8pt" officeooo:rsid="00404f6b" style:font-size-asian="8pt" style:font-size-complex="8pt"/>
    </style:style>
    <style:style style:name="T112" style:family="text">
      <style:text-properties style:font-name="Verdana" fo:font-size="8pt" officeooo:rsid="005ef929" style:font-size-asian="8pt" style:font-size-complex="8pt"/>
    </style:style>
    <style:style style:name="T113" style:family="text">
      <style:text-properties style:font-name="Verdana" fo:font-size="8pt" officeooo:rsid="004110d7" style:font-size-asian="8pt" style:font-size-complex="8pt"/>
    </style:style>
    <style:style style:name="T114" style:family="text">
      <style:text-properties style:font-name="Verdana" fo:font-size="8pt" officeooo:rsid="0059f37a" style:font-size-asian="8pt" style:font-size-complex="8pt"/>
    </style:style>
    <style:style style:name="T115" style:family="text">
      <style:text-properties style:font-name="Verdana" fo:font-size="8pt" officeooo:rsid="00417be9" style:font-size-asian="8pt" style:font-size-complex="8pt"/>
    </style:style>
    <style:style style:name="T116" style:family="text">
      <style:text-properties style:font-name="Verdana" fo:font-size="8pt" officeooo:rsid="0076992a" style:font-size-asian="8pt" style:font-size-complex="8pt"/>
    </style:style>
    <style:style style:name="T117" style:family="text">
      <style:text-properties style:font-name="Verdana" fo:font-size="8pt" officeooo:rsid="004ab0b4" style:font-size-asian="8pt" style:font-size-complex="8pt"/>
    </style:style>
    <style:style style:name="T118" style:family="text">
      <style:text-properties style:font-name="Verdana" fo:font-size="8pt" officeooo:rsid="00672e58" style:font-size-asian="8pt" style:font-size-complex="8pt"/>
    </style:style>
    <style:style style:name="T119" style:family="text">
      <style:text-properties style:font-name="Verdana" fo:font-size="8pt" officeooo:rsid="0053ebab" style:font-size-asian="8pt" style:font-size-complex="8pt"/>
    </style:style>
    <style:style style:name="T120" style:family="text">
      <style:text-properties style:font-name="Verdana" fo:font-size="8pt" officeooo:rsid="0062d536" style:font-size-asian="8pt" style:font-size-complex="8pt"/>
    </style:style>
    <style:style style:name="T121" style:family="text">
      <style:text-properties style:font-name="Verdana" fo:font-size="8pt" officeooo:rsid="0066ad06" style:font-size-asian="8pt" style:font-size-complex="8pt"/>
    </style:style>
    <style:style style:name="T122" style:family="text">
      <style:text-properties style:font-name="Verdana" fo:font-size="8pt" officeooo:rsid="0053c911" style:font-size-asian="8pt" style:font-size-complex="8pt"/>
    </style:style>
    <style:style style:name="T123" style:family="text">
      <style:text-properties style:font-name="Verdana" fo:font-size="8pt" officeooo:rsid="0043b67a" style:font-size-asian="8pt" style:font-size-complex="8pt"/>
    </style:style>
    <style:style style:name="T124" style:family="text">
      <style:text-properties style:font-name="Verdana" fo:font-size="8pt" officeooo:rsid="00622e82" style:font-size-asian="8pt" style:font-size-complex="8pt"/>
    </style:style>
    <style:style style:name="T125" style:family="text">
      <style:text-properties style:font-name="Verdana" fo:font-size="8pt" officeooo:rsid="0060e385" style:font-size-asian="8pt" style:font-size-complex="8pt"/>
    </style:style>
    <style:style style:name="T126" style:family="text">
      <style:text-properties style:font-name="Verdana" fo:font-size="8pt" officeooo:rsid="0041bb35" style:font-size-asian="8pt" style:font-size-complex="8pt"/>
    </style:style>
    <style:style style:name="T127" style:family="text">
      <style:text-properties style:font-name="Verdana" fo:font-size="8pt" style:font-size-asian="8pt" style:font-name-complex="Tahoma" style:font-size-complex="8pt"/>
    </style:style>
    <style:style style:name="T128" style:family="text">
      <style:text-properties style:font-name="Verdana" fo:font-size="8pt" officeooo:rsid="0059f37a" style:font-size-asian="8pt" style:font-name-complex="Tahoma" style:font-size-complex="8pt"/>
    </style:style>
    <style:style style:name="T129" style:family="text">
      <style:text-properties style:font-name="Verdana" fo:font-size="8pt" officeooo:rsid="0042f31b" style:font-size-asian="8pt" style:font-name-complex="Tahoma" style:font-size-complex="8pt"/>
    </style:style>
    <style:style style:name="T130" style:family="text">
      <style:text-properties style:font-name="Verdana" fo:font-size="8pt" officeooo:rsid="004e0ac5" style:font-size-asian="8pt" style:font-name-complex="Tahoma" style:font-size-complex="8pt"/>
    </style:style>
    <style:style style:name="T131" style:family="text">
      <style:text-properties style:font-name="Verdana" fo:font-size="8pt" style:font-size-asian="8pt" style:font-name-complex="Times New Roman" style:font-size-complex="8pt"/>
    </style:style>
    <style:style style:name="T132" style:family="text">
      <style:text-properties style:font-name="Verdana" fo:font-size="8pt" officeooo:rsid="0042f31b" style:font-size-asian="8pt" style:font-name-complex="Times New Roman" style:font-size-complex="8pt"/>
    </style:style>
    <style:style style:name="T133" style:family="text">
      <style:text-properties style:font-name="Verdana" fo:font-size="8pt" officeooo:rsid="0042a6d3" style:font-size-asian="8pt" style:font-name-complex="Times New Roman" style:font-size-complex="8pt"/>
    </style:style>
    <style:style style:name="T134" style:family="text">
      <style:text-properties style:font-name="Verdana" fo:font-size="8pt" officeooo:rsid="007b88bc" style:font-size-asian="8pt" style:font-name-complex="Times New Roman" style:font-size-complex="8pt"/>
    </style:style>
    <style:style style:name="T135" style:family="text">
      <style:text-properties style:font-name="Verdana" fo:font-size="8pt" fo:font-style="italic" style:font-size-asian="8pt" style:font-style-asian="italic" style:font-size-complex="8pt" style:font-style-complex="italic"/>
    </style:style>
    <style:style style:name="T136" style:family="text">
      <style:text-properties style:font-name="Verdana" fo:font-size="9pt" style:font-size-asian="9pt" style:font-name-complex="Tahoma" style:font-size-complex="9pt"/>
    </style:style>
    <style:style style:name="T137" style:family="text">
      <style:text-properties style:font-name="Verdana" fo:font-size="9pt" officeooo:rsid="0059f37a" style:font-size-asian="9pt" style:font-name-complex="Tahoma" style:font-size-complex="9pt"/>
    </style:style>
    <style:style style:name="T138" style:family="text">
      <style:text-properties style:font-name="Verdana" fo:font-size="9pt" officeooo:rsid="0042f31b" style:font-size-asian="9pt" style:font-name-complex="Tahoma" style:font-size-complex="9pt"/>
    </style:style>
    <style:style style:name="T139" style:family="text">
      <style:text-properties style:font-name="Verdana" fo:font-size="9pt" officeooo:rsid="004e0ac5" style:font-size-asian="9pt" style:font-name-complex="Tahoma" style:font-size-complex="9pt"/>
    </style:style>
    <style:style style:name="T140" style:family="text">
      <style:text-properties style:font-name="Verdana" fo:font-size="9pt" style:font-size-asian="9pt" style:font-name-complex="Times New Roman" style:font-size-complex="9pt"/>
    </style:style>
    <style:style style:name="T141" style:family="text">
      <style:text-properties style:font-name="Verdana" fo:font-size="9pt" officeooo:rsid="0042f31b" style:font-size-asian="9pt" style:font-name-complex="Times New Roman" style:font-size-complex="9pt"/>
    </style:style>
    <style:style style:name="T142" style:family="text">
      <style:text-properties style:font-name="Verdana" fo:font-size="9pt" officeooo:rsid="0042a6d3" style:font-size-asian="9pt" style:font-name-complex="Times New Roman" style:font-size-complex="9pt"/>
    </style:style>
    <style:style style:name="T143" style:family="text">
      <style:text-properties style:font-name="Verdana" fo:font-size="9pt" style:font-size-asian="9pt" style:font-size-complex="9pt"/>
    </style:style>
    <style:style style:name="T144" style:family="text">
      <style:text-properties style:font-name="Verdana" fo:font-size="9pt" officeooo:rsid="005ef929" style:font-size-asian="9pt" style:font-size-complex="9pt"/>
    </style:style>
    <style:style style:name="T145" style:family="text">
      <style:text-properties style:font-name="Verdana" fo:font-size="9pt" officeooo:rsid="00404f6b" style:font-size-asian="9pt" style:font-size-complex="9pt"/>
    </style:style>
    <style:style style:name="T146" style:family="text">
      <style:text-properties style:font-name="Verdana" fo:font-size="9pt" officeooo:rsid="004110d7" style:font-size-asian="9pt" style:font-size-complex="9pt"/>
    </style:style>
    <style:style style:name="T147" style:family="text">
      <style:text-properties style:font-name="Verdana" fo:font-size="9pt" officeooo:rsid="0059f37a" style:font-size-asian="9pt" style:font-size-complex="9pt"/>
    </style:style>
    <style:style style:name="T148" style:family="text">
      <style:text-properties style:font-name="Verdana" fo:font-size="9pt" officeooo:rsid="00417be9" style:font-size-asian="9pt" style:font-size-complex="9pt"/>
    </style:style>
    <style:style style:name="T149" style:family="text">
      <style:text-properties style:font-name="Verdana" fo:font-size="9pt" officeooo:rsid="0076992a" style:font-size-asian="9pt" style:font-size-complex="9pt"/>
    </style:style>
    <style:style style:name="T150" style:family="text">
      <style:text-properties style:font-name="Verdana" fo:font-size="9pt" officeooo:rsid="005e5ca3" style:font-size-asian="9pt" style:font-size-complex="9pt"/>
    </style:style>
    <style:style style:name="T151" style:family="text">
      <style:text-properties style:font-name="Verdana" fo:font-size="9pt" officeooo:rsid="005121a4" style:font-size-asian="9pt" style:font-size-complex="9pt"/>
    </style:style>
    <style:style style:name="T152" style:family="text">
      <style:text-properties style:font-name="Verdana" fo:font-size="9pt" officeooo:rsid="004ab0b4" style:font-size-asian="9pt" style:font-size-complex="9pt"/>
    </style:style>
    <style:style style:name="T153" style:family="text">
      <style:text-properties style:font-name="Verdana" fo:font-size="9pt" officeooo:rsid="006d5458" style:font-size-asian="9pt" style:font-size-complex="9pt"/>
    </style:style>
    <style:style style:name="T154" style:family="text">
      <style:text-properties style:font-name="Verdana" fo:font-size="9pt" officeooo:rsid="00672e58" style:font-size-asian="9pt" style:font-size-complex="9pt"/>
    </style:style>
    <style:style style:name="T155" style:family="text">
      <style:text-properties style:font-name="Verdana" fo:font-size="9pt" officeooo:rsid="0053ebab" style:font-size-asian="9pt" style:font-size-complex="9pt"/>
    </style:style>
    <style:style style:name="T156" style:family="text">
      <style:text-properties style:font-name="Verdana" fo:font-size="9pt" officeooo:rsid="0062d536" style:font-size-asian="9pt" style:font-size-complex="9pt"/>
    </style:style>
    <style:style style:name="T157" style:family="text">
      <style:text-properties style:font-name="Verdana" fo:font-size="9pt" officeooo:rsid="0066ad06" style:font-size-asian="9pt" style:font-size-complex="9pt"/>
    </style:style>
    <style:style style:name="T158" style:family="text">
      <style:text-properties style:font-name="Verdana" fo:font-size="9pt" officeooo:rsid="0076d35b" style:font-size-asian="9pt" style:font-size-complex="9pt"/>
    </style:style>
    <style:style style:name="T159" style:family="text">
      <style:text-properties style:font-name="Verdana" fo:font-size="9pt" officeooo:rsid="0066d497" style:font-size-asian="9pt" style:font-size-complex="9pt"/>
    </style:style>
    <style:style style:name="T160" style:family="text">
      <style:text-properties style:font-name="Verdana" fo:font-size="9pt" officeooo:rsid="0053c911" style:font-size-asian="9pt" style:font-size-complex="9pt"/>
    </style:style>
    <style:style style:name="T161" style:family="text">
      <style:text-properties style:font-name="Verdana" fo:font-size="9pt" officeooo:rsid="0068ef86" style:font-size-asian="9pt" style:font-size-complex="9pt"/>
    </style:style>
    <style:style style:name="T162" style:family="text">
      <style:text-properties style:font-name="Verdana" fo:font-size="9pt" officeooo:rsid="0043b67a" style:font-size-asian="9pt" style:font-size-complex="9pt"/>
    </style:style>
    <style:style style:name="T163" style:family="text">
      <style:text-properties style:font-name="Verdana" fo:font-size="9pt" officeooo:rsid="00622e82" style:font-size-asian="9pt" style:font-size-complex="9pt"/>
    </style:style>
    <style:style style:name="T164" style:family="text">
      <style:text-properties style:font-name="Verdana" fo:font-size="9pt" officeooo:rsid="0060e385" style:font-size-asian="9pt" style:font-size-complex="9pt"/>
    </style:style>
    <style:style style:name="T165" style:family="text">
      <style:text-properties style:font-name="Verdana" fo:font-size="9pt" officeooo:rsid="0041bb35" style:font-size-asian="9pt" style:font-size-complex="9pt"/>
    </style:style>
    <style:style style:name="T166" style:family="text">
      <style:text-properties style:font-name="Verdana" fo:font-size="9pt" officeooo:rsid="0078845a" style:font-size-asian="9pt" style:font-size-complex="9pt"/>
    </style:style>
    <style:style style:name="T167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168" style:family="text">
      <style:text-properties style:font-name="Verdana" style:font-name-complex="Tahoma"/>
    </style:style>
    <style:style style:name="T169" style:family="text">
      <style:text-properties style:font-name="Verdana" officeooo:rsid="0059f37a" style:font-name-complex="Tahoma"/>
    </style:style>
    <style:style style:name="T170" style:family="text">
      <style:text-properties style:font-name="Verdana" officeooo:rsid="0042f31b" style:font-name-complex="Tahoma"/>
    </style:style>
    <style:style style:name="T171" style:family="text">
      <style:text-properties style:font-name="Verdana" officeooo:rsid="004e0ac5" style:font-name-complex="Tahoma"/>
    </style:style>
    <style:style style:name="T172" style:family="text">
      <style:text-properties style:font-name="Verdana" style:font-name-complex="Times New Roman"/>
    </style:style>
    <style:style style:name="T173" style:family="text">
      <style:text-properties style:font-name="Verdana" officeooo:rsid="0042f31b" style:font-name-complex="Times New Roman"/>
    </style:style>
    <style:style style:name="T174" style:family="text">
      <style:text-properties style:font-name="Verdana" officeooo:rsid="0042a6d3" style:font-name-complex="Times New Roman"/>
    </style:style>
    <style:style style:name="T175" style:family="text">
      <style:text-properties style:font-name="Verdana" officeooo:rsid="007b88bc" style:font-name-complex="Times New Roman"/>
    </style:style>
    <style:style style:name="T176" style:family="text">
      <style:text-properties style:font-name="Verdana" fo:font-size="7pt" style:font-size-asian="7pt" style:font-name-complex="Tahoma" style:font-size-complex="7pt"/>
    </style:style>
    <style:style style:name="T177" style:family="text">
      <style:text-properties style:font-name="Verdana" fo:font-size="7pt" officeooo:rsid="0059f37a" style:font-size-asian="7pt" style:font-name-complex="Tahoma" style:font-size-complex="7pt"/>
    </style:style>
    <style:style style:name="T178" style:family="text">
      <style:text-properties style:font-name="Verdana" fo:font-size="7pt" officeooo:rsid="0042f31b" style:font-size-asian="7pt" style:font-name-complex="Tahoma" style:font-size-complex="7pt"/>
    </style:style>
    <style:style style:name="T179" style:family="text">
      <style:text-properties style:font-name="Verdana" fo:font-size="7pt" officeooo:rsid="004e0ac5" style:font-size-asian="7pt" style:font-name-complex="Tahoma" style:font-size-complex="7pt"/>
    </style:style>
    <style:style style:name="T180" style:family="text">
      <style:text-properties style:font-name="Verdana" fo:font-size="7pt" style:font-size-asian="7pt" style:font-name-complex="Times New Roman" style:font-size-complex="7pt"/>
    </style:style>
    <style:style style:name="T181" style:family="text">
      <style:text-properties style:font-name="Verdana" fo:font-size="7pt" officeooo:rsid="0042f31b" style:font-size-asian="7pt" style:font-name-complex="Times New Roman" style:font-size-complex="7pt"/>
    </style:style>
    <style:style style:name="T182" style:family="text">
      <style:text-properties style:font-name="Verdana" fo:font-size="7pt" officeooo:rsid="0042a6d3" style:font-size-asian="7pt" style:font-name-complex="Times New Roman" style:font-size-complex="7pt"/>
    </style:style>
    <style:style style:name="T183" style:family="text">
      <style:text-properties style:font-name="Verdana" fo:font-size="7.5pt" style:font-size-asian="7.5pt" style:font-name-complex="Tahoma" style:font-size-complex="7.5pt"/>
    </style:style>
    <style:style style:name="T184" style:family="text">
      <style:text-properties style:font-name="Verdana" fo:font-size="7.5pt" officeooo:rsid="0059f37a" style:font-size-asian="7.5pt" style:font-name-complex="Tahoma" style:font-size-complex="7.5pt"/>
    </style:style>
    <style:style style:name="T185" style:family="text">
      <style:text-properties style:font-name="Verdana" fo:font-size="7.5pt" officeooo:rsid="0042f31b" style:font-size-asian="7.5pt" style:font-name-complex="Tahoma" style:font-size-complex="7.5pt"/>
    </style:style>
    <style:style style:name="T186" style:family="text">
      <style:text-properties style:font-name="Verdana" fo:font-size="7.5pt" officeooo:rsid="004e0ac5" style:font-size-asian="7.5pt" style:font-name-complex="Tahoma" style:font-size-complex="7.5pt"/>
    </style:style>
    <style:style style:name="T187" style:family="text">
      <style:text-properties style:font-name="Verdana" fo:font-size="7.5pt" style:font-size-asian="7.5pt" style:font-name-complex="Times New Roman" style:font-size-complex="7.5pt"/>
    </style:style>
    <style:style style:name="T188" style:family="text">
      <style:text-properties style:font-name="Verdana" fo:font-size="7.5pt" officeooo:rsid="0042f31b" style:font-size-asian="7.5pt" style:font-name-complex="Times New Roman" style:font-size-complex="7.5pt"/>
    </style:style>
    <style:style style:name="T189" style:family="text">
      <style:text-properties style:font-name="Verdana" fo:font-size="7.5pt" officeooo:rsid="0042a6d3" style:font-size-asian="7.5pt" style:font-name-complex="Times New Roman" style:font-size-complex="7.5pt"/>
    </style:style>
    <style:style style:name="T190" style:family="text">
      <style:text-properties style:font-name="Verdana" fo:font-size="7.5pt" officeooo:rsid="007b88bc" style:font-size-asian="7.5pt" style:font-name-complex="Times New Roman" style:font-size-complex="7.5pt"/>
    </style:style>
    <style:style style:name="T191" style:family="text">
      <style:text-properties style:font-name="Verdana" fo:font-size="12pt" style:font-size-asian="12pt" style:font-size-complex="12pt"/>
    </style:style>
    <style:style style:name="T192" style:family="text">
      <style:text-properties style:font-name="Verdana" fo:font-size="10pt" style:font-size-asian="10pt" style:font-size-complex="10pt"/>
    </style:style>
    <style:style style:name="T193" style:family="text">
      <style:text-properties style:font-name="Verdana" fo:font-size="10pt" officeooo:rsid="005ef929" style:font-size-asian="10pt" style:font-size-complex="10pt"/>
    </style:style>
    <style:style style:name="T194" style:family="text">
      <style:text-properties style:font-name="Verdana" fo:font-size="10pt" officeooo:rsid="007d2487" style:font-size-asian="10pt" style:font-size-complex="10pt"/>
    </style:style>
    <style:style style:name="T195" style:family="text">
      <style:text-properties style:font-name="Verdana" officeooo:rsid="00404f6b"/>
    </style:style>
    <style:style style:name="T196" style:family="text">
      <style:text-properties style:font-name="Verdana" officeooo:rsid="005ef929"/>
    </style:style>
    <style:style style:name="T197" style:family="text">
      <style:text-properties style:font-name="Verdana" officeooo:rsid="004110d7"/>
    </style:style>
    <style:style style:name="T198" style:family="text">
      <style:text-properties style:font-name="Verdana" officeooo:rsid="0059f37a"/>
    </style:style>
    <style:style style:name="T199" style:family="text">
      <style:text-properties style:font-name="Verdana" officeooo:rsid="00417be9"/>
    </style:style>
    <style:style style:name="T200" style:family="text">
      <style:text-properties style:font-name="Verdana" officeooo:rsid="0076992a"/>
    </style:style>
    <style:style style:name="T201" style:family="text">
      <style:text-properties style:font-name="Verdana" officeooo:rsid="005e5ca3"/>
    </style:style>
    <style:style style:name="T202" style:family="text">
      <style:text-properties style:font-name="Verdana" officeooo:rsid="005121a4"/>
    </style:style>
    <style:style style:name="T203" style:family="text">
      <style:text-properties style:font-name="Verdana" officeooo:rsid="004ab0b4"/>
    </style:style>
    <style:style style:name="T204" style:family="text">
      <style:text-properties style:font-name="Verdana" officeooo:rsid="006d5458"/>
    </style:style>
    <style:style style:name="T205" style:family="text">
      <style:text-properties style:font-name="Verdana" officeooo:rsid="00672e58"/>
    </style:style>
    <style:style style:name="T206" style:family="text">
      <style:text-properties style:font-name="Verdana" officeooo:rsid="0053ebab"/>
    </style:style>
    <style:style style:name="T207" style:family="text">
      <style:text-properties style:font-name="Verdana" officeooo:rsid="0062d536"/>
    </style:style>
    <style:style style:name="T208" style:family="text">
      <style:text-properties style:font-name="Verdana" officeooo:rsid="0066ad06"/>
    </style:style>
    <style:style style:name="T209" style:family="text">
      <style:text-properties style:font-name="Verdana" officeooo:rsid="0076d35b"/>
    </style:style>
    <style:style style:name="T210" style:family="text">
      <style:text-properties style:font-name="Verdana" officeooo:rsid="0066d497"/>
    </style:style>
    <style:style style:name="T211" style:family="text">
      <style:text-properties style:font-name="Verdana" fo:font-style="italic" style:font-style-asian="italic" style:font-style-complex="italic"/>
    </style:style>
    <style:style style:name="T212" style:family="text">
      <style:text-properties style:font-name="Verdana" officeooo:rsid="0053c911"/>
    </style:style>
    <style:style style:name="T213" style:family="text">
      <style:text-properties style:font-name="Verdana" officeooo:rsid="0068ef86"/>
    </style:style>
    <style:style style:name="T214" style:family="text">
      <style:text-properties style:font-name="Verdana" officeooo:rsid="0043b67a"/>
    </style:style>
    <style:style style:name="T215" style:family="text">
      <style:text-properties style:font-name="Verdana" officeooo:rsid="00622e82"/>
    </style:style>
    <style:style style:name="T216" style:family="text">
      <style:text-properties style:font-name="Verdana" officeooo:rsid="0060e385"/>
    </style:style>
    <style:style style:name="T217" style:family="text">
      <style:text-properties style:font-name="Verdana" officeooo:rsid="0041bb35"/>
    </style:style>
    <style:style style:name="T218" style:family="text">
      <style:text-properties style:font-name="Verdana" officeooo:rsid="0078845a"/>
    </style:style>
    <style:style style:name="T219" style:family="text">
      <style:text-properties style:font-name="Verdana" fo:font-size="8.5pt" style:font-size-asian="8.5pt" style:font-name-complex="Times New Roman" style:font-size-complex="8.5pt"/>
    </style:style>
    <style:style style:name="T220" style:family="text">
      <style:text-properties style:font-name="Verdana" fo:font-size="8.5pt" officeooo:rsid="0042a6d3" style:font-size-asian="8.5pt" style:font-name-complex="Times New Roman" style:font-size-complex="8.5pt"/>
    </style:style>
    <style:style style:name="T221" style:family="text">
      <style:text-properties style:font-name="Verdana" fo:font-size="8.5pt" officeooo:rsid="007b88bc" style:font-size-asian="8.5pt" style:font-name-complex="Times New Roman" style:font-size-complex="8.5pt"/>
    </style:style>
    <style:style style:name="T222" style:family="text">
      <style:text-properties style:font-name="Verdana" fo:font-size="8.5pt" style:font-size-asian="8.5pt" style:font-name-complex="Tahoma" style:font-size-complex="8.5pt"/>
    </style:style>
    <style:style style:name="T223" style:family="text">
      <style:text-properties style:font-name="Verdana" fo:font-size="8.5pt" officeooo:rsid="0059f37a" style:font-size-asian="8.5pt" style:font-name-complex="Tahoma" style:font-size-complex="8.5pt"/>
    </style:style>
    <style:style style:name="T224" style:family="text">
      <style:text-properties style:font-name="Verdana" fo:font-size="8.5pt" officeooo:rsid="0042f31b" style:font-size-asian="8.5pt" style:font-name-complex="Tahoma" style:font-size-complex="8.5pt"/>
    </style:style>
    <style:style style:name="T225" style:family="text">
      <style:text-properties style:font-name="Verdana" fo:font-size="8.5pt" officeooo:rsid="004e0ac5" style:font-size-asian="8.5pt" style:font-name-complex="Tahoma" style:font-size-complex="8.5pt"/>
    </style:style>
    <style:style style:name="T226" style:family="text">
      <style:text-properties officeooo:rsid="0077867c"/>
    </style:style>
    <style:style style:name="T227" style:family="text">
      <style:text-properties officeooo:rsid="0078845a"/>
    </style:style>
    <style:style style:name="T228" style:family="text">
      <style:text-properties officeooo:rsid="00479f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Professional Summary</text:span></text:p>
      <text:p text:style-name="job_20_title">Senior Software Engineer with over <text:span text:style-name="T85">20</text:span>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<text:span text:style-name="T94">Skills</text:span></text:span></text:p>
      <text:list text:style-name="L1">
        <text:list-item>
          <text:p text:style-name="P12"><text:span text:style-name="Strong_20_Emphasis"><text:span text:style-name="T95">Programming Languages</text:span></text:span><text:span text:style-name="T95">: Python, Rust, </text:span><text:span text:style-name="T96">Perl,</text:span><text:span text:style-name="T95"> Go, JavaScript, C, Shell</text:span></text:p>
        </text:list-item>
        <text:list-item>
          <text:p text:style-name="P12"><text:span text:style-name="Strong_20_Emphasis"><text:span text:style-name="T95">Frameworks and Libraries</text:span></text:span><text:span text:style-name="T95">: Flask, Bottle, </text:span><text:span text:style-name="T97">Django,</text:span><text:span text:style-name="T95"> SQLAlchemy, NumPy, Pandas, </text:span><text:span text:style-name="T98">s</text:span><text:span text:style-name="T95">cikit-learn, </text:span><text:span text:style-name="T99">J</text:span><text:span text:style-name="T100">upyter, </text:span><text:span text:style-name="T95">React</text:span></text:p>
        </text:list-item>
        <text:list-item>
          <text:p text:style-name="P13"><text:span text:style-name="Strong_20_Emphasis"><text:span text:style-name="T95">AI and Machine Learning</text:span></text:span><text:span text:style-name="T95">: </text:span><text:span text:style-name="T101">LLMs,</text:span><text:span text:style-name="T95"> </text:span><text:span text:style-name="T96">LangChain,</text:span><text:span text:style-name="T95"> </text:span><text:span text:style-name="T102">Agents, </text:span><text:span text:style-name="T101">ANN, RNN, CNN, </text:span><text:span text:style-name="T95">FastAI, PyTorch, TensorFlow</text:span></text:p>
        </text:list-item>
        <text:list-item>
          <text:p text:style-name="P12"><text:span text:style-name="Strong_20_Emphasis"><text:span text:style-name="T95">Databases</text:span></text:span><text:span text:style-name="T95">: PostgreSQL, MySQL, Redshift, Elastic</text:span><text:span text:style-name="T103">S</text:span><text:span text:style-name="T95">earch, MongoDB, Redis, Riak, </text:span><text:span text:style-name="T104">Spark, </text:span><text:span text:style-name="T98">RabbitMQ</text:span></text:p>
        </text:list-item>
        <text:list-item>
          <text:p text:style-name="P14"><text:span text:style-name="Strong_20_Emphasis"><text:span text:style-name="T95">Cloud Services</text:span></text:span><text:span text:style-name="T95">: AWS (EC2, S3, IAM, RDS, </text:span><text:span text:style-name="T105">Aurora, </text:span><text:span text:style-name="T103">RedShift, SQS, </text:span><text:span text:style-name="T106">ACM, Route53, </text:span><text:span text:style-name="T95">Kinesis, </text:span><text:span text:style-name="T97">Lambda, DynamoDB, </text:span><text:span text:style-name="T95">Athena, Glue, </text:span><text:span text:style-name="T105">EFS, </text:span><text:span text:style-name="T97">EKS, </text:span><text:span text:style-name="T107">Chalice, </text:span><text:span text:style-name="T110">Cognito, </text:span><text:span text:style-name="T106">CodeCommit, </text:span><text:span text:style-name="T108">API Gateway</text:span><text:span text:style-name="T95">), Docker, Kubernetes, Terraform, </text:span><text:span text:style-name="T106">ArgoCD</text:span></text:p>
        </text:list-item>
        <text:list-item>
          <text:p text:style-name="P12"><text:span text:style-name="Strong_20_Emphasis"><text:span text:style-name="T95">DevOps Tools</text:span></text:span><text:span text:style-name="T95">: Git, Gerrit, Subversion </text:span><text:span text:style-name="T109">(SVN)</text:span><text:span text:style-name="T95">, Chef, Salt, Puppet, Prowler</text:span></text:p>
        </text:list-item>
        <text:list-item>
          <text:p text:style-name="P12"><text:span text:style-name="Strong_20_Emphasis"><text:span text:style-name="T95">Testing and Development</text:span></text:span><text:span text:style-name="T95">: Test-Driven Development (TDD), Linux, Apache, </text:span><text:span text:style-name="T104">n</text:span><text:span text:style-name="T106">ginx, </text:span><text:span text:style-name="T105">zsh, Vim, tmux</text:span></text:p>
        </text:list-item>
      </text:list>
      <text:p text:style-name="job_20_heading"><text:span text:style-name="Strong_20_Emphasis"><text:span text:style-name="T94">Experience</text:span></text:span></text:p>
      <text:p text:style-name="job_20_title"><text:span text:style-name="Strong_20_Emphasis"><text:span text:style-name="T192">Lemur Labs, Los Angeles, CA</text:span></text:span><text:span text:style-name="Strong_20_Emphasis"><text:span text:style-name="T95"><text:line-break/></text:span></text:span><text:span text:style-name="Strong_20_Emphasis"><text:span text:style-name="T143">CEO and Chief Engineer</text:span></text:span><text:span text:style-name="T143"> | February 2019 – Present</text:span></text:p>
      <text:list text:style-name="L2">
        <text:list-item>
          <text:p text:style-name="P16">Provided software consultancy for prototyping ideas and testing market fit.</text:p>
        </text:list-item>
        <text:list-item>
          <text:p text:style-name="P16">Led AI consulting and development with LLMs and LangChain agents for Agents4All.</text:p>
        </text:list-item>
        <text:list-item>
          <text:p text:style-name="P16">Conducted AWS cloud consulting, cleanup, and deployment via Terraform.</text:p>
        </text:list-item>
        <text:list-item>
          <text:p text:style-name="P16">Optimized client's web store response times by 80%, contributing to an increase in sales from $3M to $30M.</text:p>
        </text:list-item>
        <text:list-item>
          <text:p text:style-name="P16">Identified key issues with AWS architecture for Word<text:span text:style-name="T76">P</text:span>ress, updated to Aurora with split read and write instances, and streamlined plugins.</text:p>
        </text:list-item>
        <text:list-item>
          <text:p text:style-name="P16">Conducted deep investigations into database issues using WooCommerce at high scale.</text:p>
        </text:list-item>
        <text:list-item>
          <text:p text:style-name="P16">Created improved architecture and development road map.</text:p>
        </text:list-item>
        <text:list-item>
          <text:p text:style-name="P16">Identified and sourced key hires needed for growth; provided on-boarding and continuity.</text:p>
        </text:list-item>
        <text:list-item>
          <text:p text:style-name="P16">Managed the existing offshore operations team, providing oversight and accountability.</text:p>
        </text:list-item>
        <text:list-item>
          <text:p text:style-name="P16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143">Technologies Used:</text:span></text:span><text:span text:style-name="T143"> </text:span><text:span text:style-name="T145">Python, LangChain, OpenAI, Postgre</text:span><text:span text:style-name="T144">SQL</text:span><text:span text:style-name="T146">, </text:span><text:span text:style-name="T143">MySQL, </text:span><text:span text:style-name="T147">T</text:span><text:span text:style-name="T143">erraform, AWS (EC2, </text:span><text:span text:style-name="T146">Aurora, </text:span><text:span text:style-name="T143">S3, </text:span><text:span text:style-name="T148">EFS, Elasti</text:span><text:span text:style-name="T149">C</text:span><text:span text:style-name="T148">ache</text:span><text:span text:style-name="T143">), </text:span><text:span text:style-name="T148">Word</text:span><text:span text:style-name="T150">P</text:span><text:span text:style-name="T148">ress.</text:span></text:p>
      <text:p text:style-name="job_20_title"><text:span text:style-name="Strong_20_Emphasis"><text:span text:style-name="T192">Gogo</text:span></text:span><text:span text:style-name="Strong_20_Emphasis"><text:span text:style-name="T193">p</text:span></text:span><text:span text:style-name="Strong_20_Emphasis"><text:span text:style-name="T192">ix, Los Angeles, CA</text:span></text:span><text:span text:style-name="Strong_20_Emphasis"><text:span text:style-name="T143"><text:line-break/>Chief Technology Officer</text:span></text:span><text:span text:style-name="T143"> | April 2022 – Present<text:line-break/></text:span><text:span text:style-name="Strong_20_Emphasis"><text:span text:style-name="T143">Advisor to CEO</text:span></text:span><text:span text:style-name="T143"> | January 2019 – April 2022</text:span></text:p>
      <text:p text:style-name="P11"><text:span text:style-name="T68">Gogo</text:span><text:span text:style-name="T77">p</text:span><text:span text:style-name="T68">ix / Vibe </text:span><text:span text:style-name="T77">St</text:span><text:span text:style-name="T68">ream </text:span>brings music entertainment from artists and record labels to consumers to enjoy on their screens.</text:p>
      <text:list text:style-name="L3">
        <text:list-item>
          <text:p text:style-name="P20">Designed architecture for ingesting and streaming music videos from rights holders.</text:p>
        </text:list-item>
        <text:list-item>
          <text:p text:style-name="P20">Improved and migrated database schema.</text:p>
        </text:list-item>
        <text:list-item>
          <text:p text:style-name="P20">Created a minimum viable product (MVP) for a video clipping service <text:span text:style-name="T69">using ffmpeg </text:span>and conducted competitive analysis of hosted solutions on Mux.com.</text:p>
        </text:list-item>
        <text:list-item>
          <text:p text:style-name="P20">Implemented Digital Data Exchange (DDEX) translation and extraction processes.</text:p>
        </text:list-item>
        <text:list-item>
          <text:p text:style-name="P20">Mentored junior engineers in development, security, and design.</text:p>
        </text:list-item>
        <text:list-item>
          <text:p text:style-name="P20">Provided technical due diligence to customers and investors.</text:p>
        </text:list-item>
        <text:list-item>
          <text:p text:style-name="P20">Developed custom <text:span text:style-name="T69">video </text:span><text:span text:style-name="T75">XML </text:span><text:span text:style-name="T69">ingestion </text:span>solutions for video provider<text:span text:style-name="T69">s</text:span>.</text:p>
        </text:list-item>
      </text:list>
      <text:p text:style-name="job_20_description"><text:span text:style-name="Emphasis"><text:span text:style-name="T143">Technologies Used:</text:span></text:span><text:span text:style-name="T143"> </text:span><text:span text:style-name="T145">Python, </text:span><text:span text:style-name="T151">F</text:span><text:span text:style-name="T152">lask, SQLModel, ffmpeg, Mux</text:span><text:span text:style-name="T145">, </text:span><text:span text:style-name="T152">Postgre</text:span><text:span text:style-name="T144">SQL</text:span><text:span text:style-name="T152">, </text:span><text:span text:style-name="T153">n</text:span><text:span text:style-name="T154">ginx, </text:span><text:span text:style-name="T155">Linux, </text:span><text:span text:style-name="T152">AWS (EC2, S3, RDS, Route53, ACM, Secure Transfer), </text:span><text:span text:style-name="T143">Terraform, </text:span><text:span text:style-name="T156">JavaScript</text:span><text:span text:style-name="T152">, </text:span><text:span text:style-name="T147">NumPy, Pandas.</text:span></text:p>
      <text:p text:style-name="job_20_title"><text:span text:style-name="Strong_20_Emphasis"><text:span text:style-name="T94">MalachiArts, Los Angeles, CA<text:line-break/></text:span></text:span><text:span text:style-name="Strong_20_Emphasis"><text:span text:style-name="T143">Senior Software Engineer</text:span></text:span><text:span text:style-name="T143"> | May 2021 – January 2023</text:span></text:p>
      <text:p text:style-name="P10">Provided development and operations insight for cloud migration projects with clients ranging from startups to Fortune 500 companies.</text:p>
      <text:list text:style-name="L4">
        <text:list-item>
          <text:p text:style-name="P15"><text:span text:style-name="Strong_20_Emphasis"><text:span text:style-name="T143">VodyTV</text:span></text:span><text:span text:style-name="T143">: Designed complete architecture, implementation, and infrastructure of </text:span><text:span text:style-name="T148">MVP </text:span><text:span text:style-name="T143">client API and SDK library using AWS API Gateway, Serverless Lambda, S3, DynamoDB, and Terraform.</text:span></text:p>
        </text:list-item>
        <text:list-item>
          <text:p text:style-name="P15"><text:span text:style-name="Strong_20_Emphasis"><text:span text:style-name="T143">Generate Life Sciences</text:span></text:span><text:span text:style-name="T143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5"><text:soft-page-break/><text:span text:style-name="Strong_20_Emphasis"><text:span text:style-name="T143">Fortune 500 Streaming Media Company</text:span></text:span><text:span text:style-name="T143">: Developed Python applications for a custom DNS system, updating portal and API to enable teams to safely manage their own customer-facing DNS entries.</text:span></text:p>
        </text:list-item>
        <text:list-item>
          <text:p text:style-name="P15"><text:span text:style-name="Strong_20_Emphasis"><text:span text:style-name="T143">Fortune 500 Event Ticketing Company</text:span></text:span><text:span text:style-name="T143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21"><text:span text:style-name="T29">Internal</text:span><text:span text:style-name="T78">: </text:span>Contributed to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5"><text:span text:style-name="Strong_20_Emphasis"><text:span text:style-name="T143">Infer.ai</text:span></text:span><text:span text:style-name="T143">: Developed cloud-native AWS EKS infrastructure to run AI models with high performance and optimized cost for clients.</text:span></text:p>
        </text:list-item>
      </text:list>
      <text:p text:style-name="P1"><text:span text:style-name="Emphasis"><text:span text:style-name="T143">Technologies Used:</text:span></text:span><text:span text:style-name="T143"> </text:span><text:span text:style-name="T145">Python, </text:span><text:span text:style-name="T155">Linux, </text:span><text:span text:style-name="T146">AWS (</text:span><text:span text:style-name="T157">C</text:span><text:span text:style-name="T146">halice, API </text:span><text:span text:style-name="T158">G</text:span><text:span text:style-name="T146">ateway, EC2, S3, Lambda, DynamoDB, CodeCommit, </text:span><text:span text:style-name="T159">IAM</text:span><text:span text:style-name="T148">, Roles</text:span><text:span text:style-name="T146">)</text:span><text:span text:style-name="T145">, </text:span><text:span text:style-name="T146">Kubernetes, ArgoCD</text:span><text:span text:style-name="T143">, Terraform, Docker.</text:span></text:p>
      <text:p text:style-name="P6"><text:span text:style-name="Strong_20_Emphasis"><text:span text:style-name="T94">Kernel, Los Angeles, CA<text:line-break/></text:span></text:span><text:span text:style-name="Strong_20_Emphasis"><text:span text:style-name="T143">Senior Software Engineer</text:span></text:span><text:span text:style-name="T143"> | August 2020 – April 2021</text:span></text:p>
      <text:list text:style-name="L5">
        <text:list-item>
          <text:p text:style-name="P17">Built initial internal client portal for coordinating models and experimental output data while maintaining confidentiality and security for individual brain scans.</text:p>
        </text:list-item>
        <text:list-item>
          <text:p text:style-name="P17">Utilized Chalice Python framework with Terraform to coordinate AWS services (SQS queues, <text:span text:style-name="T79">Lambda, </text:span>RDS, S3, <text:span text:style-name="T80">IAM, Cognito</text:span>).</text:p>
        </text:list-item>
        <text:list-item>
          <text:p text:style-name="P17">Assisted scientists in expanding Python code from proof-of-concept to production-ready applications.</text:p>
        </text:list-item>
      </text:list>
      <text:p text:style-name="P4"><text:span text:style-name="Emphasis"><text:span text:style-name="T167">Technologies Used</text:span></text:span><text:span text:style-name="T167">:</text:span><text:span text:style-name="T143"> Python, </text:span><text:span text:style-name="T160">MongoDB, </text:span><text:span text:style-name="T155">Linux, </text:span><text:span text:style-name="T160">AWS (Chalice, S3, </text:span><text:span text:style-name="T157">SQS, </text:span><text:span text:style-name="T160">Lambda, </text:span><text:span text:style-name="T157">RDS,</text:span><text:span text:style-name="T160"> DynamoDB), </text:span><text:span text:style-name="T147">Pandas</text:span><text:span text:style-name="T160">, </text:span><text:span text:style-name="T147">NumPy</text:span><text:span text:style-name="T160">.</text:span></text:p>
      <text:p text:style-name="P33"><text:span text:style-name="T27">ZipRecruiter, Los Angeles, CA</text:span><text:line-break/><text:span text:style-name="T26">Senior Software Engineer</text:span><text:span text:style-name="T17"> | September 2015 – January 2019</text:span></text:p>
      <text:list text:style-name="L6">
        <text:list-item>
          <text:p text:style-name="P22">Improved search times from minutes to under 200 ms for largest and highest-paying customers by offloading candidate search from primary RDBMS to Elastic<text:span text:style-name="T81">S</text:span>earch.</text:p>
        </text:list-item>
        <text:list-item>
          <text:p text:style-name="P22">Enhanced acquisition, upsell, and retention of large customers with a new resume search feature over 200 million resumes.</text:p>
        </text:list-item>
        <text:list-item>
          <text:p text:style-name="P22">Imported data from non-searchable raw resumes stored in S3; proposed, specified, built, tested, and deployed the solution <text:span text:style-name="T66">leading</text:span> a team of three.</text:p>
        </text:list-item>
        <text:list-item>
          <text:p text:style-name="P22">Created new operational paths to build machines outside the monolith architecture.</text:p>
        </text:list-item>
        <text:list-item>
          <text:p text:style-name="P22">Managed data ingress and integrity, reducing primary database contention and improving cache performance.</text:p>
        </text:list-item>
        <text:list-item>
          <text:p text:style-name="P22">Migrated monolith event data into a parallel path using S3 and data warehouse solutions, updating producers and consumers incrementally with zero downtime.</text:p>
        </text:list-item>
        <text:list-item>
          <text:p text:style-name="P22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143">Technologies Used</text:span></text:span><text:span text:style-name="T143">: Python, Perl, Elastic</text:span><text:span text:style-name="T161">S</text:span><text:span text:style-name="T143">earch, MySQL, Redshift, </text:span><text:span text:style-name="T155">Linux, </text:span><text:span text:style-name="T143">Salt, Terraform, Docker, AWS (EC2, S3, SQS, Kinesis).</text:span></text:p>
      <text:p text:style-name="job_20_title"><text:span text:style-name="Strong_20_Emphasis"><text:span text:style-name="T94">AirMedia, Los Angeles, CA<text:line-break/></text:span></text:span><text:span text:style-name="Strong_20_Emphasis"><text:span text:style-name="T143">Chief Engineer</text:span></text:span><text:span text:style-name="T143"> | July 2014 – July 2015</text:span></text:p>
      <text:list text:style-name="L7">
        <text:list-item>
          <text:p text:style-name="P18">First engineering hire, building a video distribution and recommendation platform for premium ad-supported video.</text:p>
        </text:list-item>
        <text:list-item>
          <text:p text:style-name="P18">Developed, deployed, and maintained Python backend services and data reporting hosted in AWS with a MongoDB database.</text:p>
        </text:list-item>
        <text:list-item>
          <text:p text:style-name="P18">Served as technical lead during investor due diligence.</text:p>
        </text:list-item>
        <text:list-item>
          <text:p text:style-name="P18">Onboarded, mentored, and conducted code reviews for new team members.</text:p>
        </text:list-item>
      </text:list>
      <text:p text:style-name="P2"><text:span text:style-name="Emphasis"><text:span text:style-name="T143">Technologies Used</text:span></text:span><text:span text:style-name="T143">: Python, </text:span><text:span text:style-name="T161">B</text:span><text:span text:style-name="T152">ottle</text:span><text:span text:style-name="T162">,</text:span><text:span text:style-name="T143"> </text:span><text:span text:style-name="T162">Postgre</text:span><text:span text:style-name="T163">SQL</text:span><text:span text:style-name="T162">, </text:span><text:span text:style-name="T155">Linux, </text:span><text:span text:style-name="T162">AWS (EC2, S3, Athena), MongoDB.</text:span></text:p>
      <text:p text:style-name="job_20_title"><text:span text:style-name="Strong_20_Emphasis"><text:span text:style-name="T94">Demand Media, Los Angeles, CA<text:line-break/></text:span></text:span><text:span text:style-name="Strong_20_Emphasis"><text:span text:style-name="T143">Lead Engineer, SRE, and Ops</text:span></text:span><text:span text:style-name="T143"> | August 2011 – July 2014</text:span></text:p>
      <text:list text:style-name="L8">
        <text:list-item>
          <text:p text:style-name="P23">Led Project Incite, delivering live contextual recommendations across eHow.com's 3.2 million pages within 8 months, resulting in a 2 million user product.</text:p>
        </text:list-item>
        <text:list-item>
          <text:p text:style-name="P23">Won inaugural company hackathon to capture a million-dollar market via targeted pharmaceutical advertising; championed and launched the product at scale.</text:p>
        </text:list-item>
        <text:list-item>
          <text:p text:style-name="P23">Implemented server and process improvements for eHow, improving PageRank by reducing Time to First Byte (TTFB) for clients and Googlebot.</text:p>
        </text:list-item>
        <text:list-item>
          <text:p text:style-name="P23">Analyzed and upgraded codebase for PHP 5.3 to 5.5 transition.</text:p>
        </text:list-item>
        <text:list-item>
          <text:p text:style-name="P23">Trained engineers on Splunk, Git, <text:span text:style-name="T82">Gerrit,</text:span> Puppet, and Python.</text:p>
        </text:list-item>
      </text:list>
      <text:p text:style-name="job_20_description"><text:span text:style-name="Emphasis"><text:span text:style-name="T143">Technologies Used</text:span></text:span><text:span text:style-name="T143">: RabbitMQ, Python, Thrift, Scrapy, </text:span><text:span text:style-name="T155">Linux, </text:span><text:span text:style-name="T143">AWS, Redis, Riak, PostgreSQL, Django, Chef, Nagios, Git, Gerrit, </text:span><text:span text:style-name="T148">Splunk.</text:span></text:p>
      <text:p text:style-name="job_20_title"><text:soft-page-break/><text:span text:style-name="Strong_20_Emphasis"><text:span text:style-name="T94">Open42 / Demand Media, Los Angeles, CA<text:line-break/></text:span></text:span><text:span text:style-name="Strong_20_Emphasis"><text:span text:style-name="T143">Chief Engineer / Lead Engineer</text:span></text:span><text:span text:style-name="T143"> | November 2010 – August 2011</text:span></text:p>
      <text:list text:style-name="L9">
        <text:list-item>
          <text:p text:style-name="P24">Built a high-speed, high-capacity, cloud-based data warehouse for analyzing click traffic, providing machine learning algorithms for content projection and clustering.</text:p>
        </text:list-item>
        <text:list-item>
          <text:p text:style-name="P24">Served as technical point-of-contact between Open42 and Demand Media.</text:p>
        </text:list-item>
        <text:list-item>
          <text:p text:style-name="P24">Developed data analysis jobs utilizing Hadoop.</text:p>
        </text:list-item>
        <text:list-item>
          <text:p text:style-name="P24">Conducted due diligence of RSSGraffiti code; redesigned it as a work queue to improve database locality.</text:p>
        </text:list-item>
        <text:list-item>
          <text:p text:style-name="P24">Migrated code repositories from SVN to Git; integrated with Redmine for issue tracking.</text:p>
        </text:list-item>
        <text:list-item>
          <text:p text:style-name="P24">Implemented Chef for deployment infrastructure and wrote company recipes.</text:p>
        </text:list-item>
        <text:list-item>
          <text:p text:style-name="P24">Created automated Nagios monitoring for all EC2 cloud hosts.</text:p>
        </text:list-item>
        <text:list-item>
          <text:p text:style-name="P24">Spearheaded adoption of bug tracking, code review in Gerrit, and continuous integration in Jenkins.</text:p>
        </text:list-item>
        <text:list-item>
          <text:p text:style-name="P24">Managed AWS EC2 configuration and lifecycle.</text:p>
        </text:list-item>
        <text:list-item>
          <text:p text:style-name="P24">Developed a Redis-based IP blocking system for legacy products with 7 million entries.</text:p>
        </text:list-item>
      </text:list>
      <text:p text:style-name="P3"><text:span text:style-name="Emphasis"><text:span text:style-name="T143">Technologies Use</text:span></text:span><text:span text:style-name="Emphasis"><text:span text:style-name="T164">d:</text:span></text:span><text:span text:style-name="T143"> </text:span><text:span text:style-name="T148">Perl</text:span><text:span text:style-name="T143">, Python, </text:span><text:span text:style-name="T148">Hadoop Streaming, </text:span><text:span text:style-name="T143">AWS </text:span><text:span text:style-name="T165">(EC2, S3)</text:span><text:span text:style-name="T148">, </text:span><text:span text:style-name="T143">PostgreSQL, </text:span><text:span text:style-name="T155">Linux, </text:span><text:span text:style-name="T143">Chef, Nagios, </text:span><text:span text:style-name="T148">SVN, </text:span><text:span text:style-name="T143">Git, Gerrit.</text:span></text:p>
      <text:p text:style-name="job_20_title"><text:span text:style-name="Strong_20_Emphasis"><text:span text:style-name="T94">The Rubicon Project, Los Angeles, CA<text:line-break/></text:span></text:span><text:span text:style-name="Strong_20_Emphasis"><text:span text:style-name="T143">Senior Software Engineer</text:span></text:span><text:span text:style-name="T143"> | October 2008 – September 2010</text:span></text:p>
      <text:list text:style-name="L10">
        <text:list-item>
          <text:p text:style-name="P25">Rewrote Perl ad scheduler using a custom rules engine, reducing processing time from 10–30 minutes to under one minute.</text:p>
        </text:list-item>
        <text:list-item>
          <text:p text:style-name="P25">Analyzed and improved network transfer speeds in the scheduling system, enhancing sync speed by 5x.</text:p>
        </text:list-item>
        <text:list-item>
          <text:p text:style-name="P25">Stabilized log aggregation and established the data pipeline as a critical infrastructure component.</text:p>
        </text:list-item>
        <text:list-item>
          <text:p text:style-name="P25">Migrated monthly aggregation roll-ups into streaming calculations after exceeding database capacity.</text:p>
        </text:list-item>
        <text:list-item>
          <text:p text:style-name="P25">Reverse-engineered and improved financial proration calculations, ensuring consistent sums at each level of roll-up; parallelized calculations using Hadoop.</text:p>
        </text:list-item>
        <text:list-item>
          <text:p text:style-name="P25">Improved SVN repository layout; oversaw merges and implemented unit tests for schedulers.</text:p>
        </text:list-item>
      </text:list>
      <text:p text:style-name="P3"><text:span text:style-name="Emphasis"><text:span text:style-name="T143">Technologies Used:</text:span></text:span><text:span text:style-name="T143"> </text:span><text:span text:style-name="T148">Perl</text:span><text:span text:style-name="T143">, </text:span><text:span text:style-name="T148">MySQL, Apache, Hadoop Streaming, </text:span><text:span text:style-name="T155">Linux</text:span><text:span text:style-name="T148">, SVN, </text:span><text:span text:style-name="T143">Git.</text:span></text:p>
      <text:p text:style-name="job_20_title"><text:span text:style-name="Strong_20_Emphasis"><text:span text:style-name="T94">Mediaplex (Conversant), Los Angeles, CA<text:line-break/></text:span></text:span><text:span text:style-name="Strong_20_Emphasis"><text:span text:style-name="T143">Software Engineer Manager</text:span></text:span><text:span text:style-name="T143"> | August 2006 – September 2008</text:span></text:p>
      <text:list text:style-name="L11">
        <text:list-item>
          <text:p text:style-name="P26">Led a team of four engineers enhancing an online advertising system for publishers.</text:p>
        </text:list-item>
      </text:list>
      <text:list text:style-name="L12">
        <text:list-item>
          <text:p text:style-name="P27">Selected new features, distributed work, designed code, implemented updates, tested, and provided live support.</text:p>
        </text:list-item>
        <text:list-item>
          <text:p text:style-name="P27">Improved project estimate accuracy and delivered releases on time.</text:p>
        </text:list-item>
        <text:list-item>
          <text:p text:style-name="P27">Revitalized the MOJO team by empowering engineers and improving communication and morale.</text:p>
        </text:list-item>
        <text:list-item>
          <text:p text:style-name="P27">Built strong relationships with the systems team, resulting in improved support.</text:p>
        </text:list-item>
        <text:list-item>
          <text:p text:style-name="P27">Extended Perl advertisement allocator; maintained Apache+<text:span text:style-name="T227">ModP</text:span>erl UI and delivery system.</text:p>
        </text:list-item>
        <text:list-item>
          <text:p text:style-name="P27">Migrated reports and data to an Oracle data warehouse.</text:p>
        </text:list-item>
      </text:list>
      <text:p text:style-name="P5"><text:span text:style-name="Emphasis"><text:span text:style-name="T143">Technologies Used:</text:span></text:span><text:span text:style-name="T143"> </text:span><text:span text:style-name="T155">Perl, </text:span><text:span text:style-name="T166">Apache+</text:span><text:span text:style-name="T154">ModPerl, </text:span><text:span text:style-name="T155">DBD, MySQL, Oracle, FreeBSD, Linux.</text:span></text:p>
      <text:p text:style-name="job_20_heading"><text:span text:style-name="Strong_20_Emphasis"><text:span text:style-name="T94">Community Involvement</text:span></text:span></text:p>
      <text:p text:style-name="job_20_title"><text:span text:style-name="Strong_20_Emphasis"><text:span text:style-name="T192">Conference Speaker</text:span></text:span></text:p>
      <text:list text:style-name="L13">
        <text:list-item>
          <text:p text:style-name="P28">So<text:span text:style-name="T228">uthern </text:span>Cal<text:span text:style-name="T228">ifornia</text:span> Linux Expo / <text:span text:style-name="T228">SCaLE</text:span></text:p>
        </text:list-item>
        <text:list-item>
          <text:p text:style-name="P28">DevOpsDayLA</text:p>
        </text:list-item>
        <text:list-item>
          <text:p text:style-name="P28">All Things Open</text:p>
        </text:list-item>
        <text:list-item>
          <text:p text:style-name="P29">The Perl Conference (Multiple years<text:span text:style-name="T74">)</text:span></text:p>
        </text:list-item>
      </text:list>
      <text:p text:style-name="job_20_title"><text:span text:style-name="Strong_20_Emphasis"><text:span text:style-name="T192">Organizer and Speaker</text:span></text:span><text:span text:style-name="T192">, LA Perl (2008 – Present) </text:span><text:a xlink:type="simple" xlink:href="https://la.pm.org/" text:style-name="Internet_20_link" text:visited-style-name="Visited_20_Internet_20_Link"><text:span text:style-name="T194">la.pm.org</text:span></text:a><text:span text:style-name="T143"><text:line-break/>Organized monthly meetings and presented on topics such as scalable system design and cloud infrastructure. </text:span></text:p>
      <text:p text:style-name="job_20_heading"><text:span text:style-name="Strong_20_Emphasis"><text:span text:style-name="T94">Education</text:span></text:span></text:p>
      <text:p text:style-name="job_20_title"><text:span text:style-name="Strong_20_Emphasis"><text:span text:style-name="T94">California Institute of Technology, Pasadena, CA</text:span></text:span></text:p>
      <text:list text:style-name="L14">
        <text:list-item>
          <text:p text:style-name="P19">Bachelor of Science in Electrical Engineering <text:span text:style-name="T84">(D</text:span><text:span text:style-name="T226">NF)</text:span></text:p>
        </text:list-item>
      </text:list>
      <text:p text:style-name="job_20_heading"><text:span text:style-name="Strong_20_Emphasis"><text:span text:style-name="T94">Certifications</text:span></text:span></text:p>
      <text:list text:style-name="L15">
        <text:list-item>
          <text:p text:style-name="P30"><text:span text:style-name="T27">Deep Learning </text:span><text:span text:style-name="T28">S</text:span><text:span text:style-name="T27">pecialization</text:span><text:span text:style-name="T71">,</text:span> <text:span text:style-name="T70">Coursera (Offered by </text:span>DeepLearning.ai<text:span text:style-name="T70">), Completed in 2024.</text:span></text:p>
        </text:list-item>
        <text:list-item>
          <text:p text:style-name="P30"><text:span text:style-name="T27">Applied Data Science Program: Leveraging AI for Effective Decision Making</text:span><text:span text:style-name="T71">,</text:span> MIT Professional Education, <text:span text:style-name="T70">Completed in 2024.</text:span></text:p>
        </text:list-item>
        <text:list-item>
          <text:p text:style-name="P30"><text:span text:style-name="T27">Mastering LLMs for Developers and Data Scientists</text:span><text:span text:style-name="T71">,</text:span> Maven, <text:span text:style-name="T70">Completed in 2024.</text:span></text:p>
        </text:list-item>
        <text:list-item>
          <text:p text:style-name="P31"><text:span text:style-name="T30">DeepLearn 2024 – IRDTA 11</text:span><text:span text:style-name="T67">th</text:span><text:span text:style-name="T30"> International School on Deep Learning</text:span><text:span text:style-name="T72">,</text:span><text:span text:style-name="T83"> Porto, Portugal, </text:span><text:span text:style-name="T70">July 2024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, 'Times New Roman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Verdana1" fo:font-family="Verdana" style:font-style-name="Regular" style:font-family-generic="swiss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10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Verdana1" fo:font-family="Verdana" style:font-style-name="Regular" style:font-family-generic="swiss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9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Arial" fo:font-size="12pt" fo:font-weight="bold" officeooo:paragraph-rsid="004395ca" style:font-size-asian="12pt" style:font-weight-asian="bold" style:font-name-complex="Tahoma" style:font-size-complex="12pt" style:font-weight-complex="bold"/>
    </style:style>
    <style:style style:name="MP2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7b88bc"/>
    </style:style>
    <style:style style:name="MP3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Georgia" fo:font-size="9pt" officeooo:paragraph-rsid="004395ca" style:font-size-asian="9pt" style:font-size-complex="9pt"/>
    </style:style>
    <style:style style:name="MT1" style:family="text">
      <style:text-properties fo:color="#000000" loext:opacity="100%" style:font-name="Verdana" fo:font-size="8pt" style:text-underline-style="none" officeooo:rsid="0042a6d3" style:font-size-asian="8pt" style:font-name-complex="Tahoma" style:font-size-complex="8pt"/>
    </style:style>
    <style:style style:name="MT2" style:family="text">
      <style:text-properties style:font-name="Verdana" fo:font-size="8pt" style:font-size-asian="8pt" style:font-name-complex="Times New Roman" style:font-size-complex="8pt"/>
    </style:style>
    <style:style style:name="MT3" style:family="text">
      <style:text-properties style:font-name="Verdana" fo:font-size="8pt" style:font-size-asian="8pt" style:font-name-complex="Tahoma" style:font-size-complex="8pt"/>
    </style:style>
    <style:style style:name="MT4" style:family="text">
      <style:text-properties style:font-name="Verdana" fo:font-size="8pt" officeooo:rsid="0059f37a" style:font-size-asian="8pt" style:font-name-complex="Tahoma" style:font-size-complex="8pt"/>
    </style:style>
    <style:style style:name="MT5" style:family="text">
      <style:text-properties style:font-name="Verdana" fo:font-size="8pt" officeooo:rsid="0042f31b" style:font-size-asian="8pt" style:font-name-complex="Tahoma" style:font-size-complex="8pt"/>
    </style:style>
    <style:style style:name="MT6" style:family="text">
      <style:text-properties style:font-name="Verdana" fo:font-size="8pt" officeooo:rsid="004e0ac5" style:font-size-asian="8pt" style:font-name-complex="Tahoma" style:font-size-complex="8pt"/>
    </style:style>
    <style:style style:name="MT7" style:family="text">
      <style:text-properties style:font-name="Verdana" fo:font-size="8pt" officeooo:rsid="0042a6d3" style:font-size-asian="8pt" style:font-name-complex="Times New Roman" style:font-size-complex="8pt"/>
    </style:style>
    <style:style style:name="MT8" style:family="text">
      <style:text-properties style:font-name="Verdana" fo:font-size="8pt" officeooo:rsid="007b88bc" style:font-size-asian="8pt" style:font-name-complex="Times New Roman" style:font-size-complex="8pt"/>
    </style:style>
    <style:style style:name="MT9" style:family="text">
      <style:text-properties style:font-name-complex="Times New Roman"/>
    </style:style>
    <style:page-layout style:name="Mpm1">
      <style:page-layout-properties fo:page-width="8.5in" fo:page-height="11in" style:num-format="1" style:print-orientation="portrait" fo:margin-top="0.4in" fo:margin-bottom="0.3402in" fo:margin-left="0.4598in" fo:margin-right="0.45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• </text:span><text:span text:style-name="MT2">(818) 464-6712</text:span><text:span text:style-name="MT1"> </text:span><text:span text:style-name="MT3">• </text:span><text:a xlink:type="simple" xlink:href="https://rockstär.dev" text:style-name="Internet_20_link" text:visited-style-name="Visited_20_Internet_20_Link"><text:span text:style-name="MT4">rockstär.dev</text:span></text:a><text:span text:style-name="MT1"> </text:span><text:span text:style-name="MT5">• </text:span><text:a xlink:type="simple" xlink:href="https://linkedin.com/in/andrewgrangaard" text:style-name="Internet_20_link" text:visited-style-name="Visited_20_Internet_20_Link"><text:span text:style-name="MT6">linkedin.com/</text:span><text:span text:style-name="MT5">in/andrewgrangaard</text:span></text:a><text:span text:style-name="MT1"> </text:span><text:span text:style-name="MT5">• </text:span><text:span text:style-name="MT7">Marina </text:span><text:span text:style-name="MT8">d</text:span><text:span text:style-name="MT7">el Rey</text:span><text:span text:style-name="MT2">, CA <text:s/>90292</text:span></text:p>
        <text:p text:style-name="MP3"><text:span text:style-name="MT9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20:25:47.279926704</dc:date>
    <meta:editing-cycles>85</meta:editing-cycles>
    <meta:editing-duration>PT5H15M21S</meta:editing-duration>
    <meta:generator>LibreOffice/7.6.5.2$Linux_X86_64 LibreOffice_project/60$Build-2</meta:generator>
    <meta:print-date>2024-10-30T20:25:00.076217350</meta:print-date>
    <meta:printed-by>PDF files</meta:printed-by>
    <meta:document-statistic meta:table-count="0" meta:image-count="0" meta:object-count="0" meta:page-count="3" meta:paragraph-count="115" meta:word-count="1635" meta:character-count="11466" meta:non-whitespace-character-count="10013"/>
  </office:meta>
</office:document-meta>
</file>